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5.3cm" svg:height="2.6cm" svg:x="11.3cm" svg:y="3.3cm">
          <text:p text:style-name="P1"><text:span text:style-name="T1">Emple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7.8cm" svg:height="2.5cm" svg:x="2.8cm" svg:y="10cm">
          <text:p text:style-name="P2">EmpleadoAsalariad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7.09cm" svg:height="2.3cm" svg:x="17.71cm" svg:y="10cm">
          <text:p text:style-name="P2">EmpleadoPorComi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10.6cm" svg:height="3.209cm" draw:transform="skewX (0.0013962634015952) rotate (0.0015707963267946) translate (15.9cm 15.517cm)">
          <text:p text:style-name="P2">EmpleadoBaseMasComi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6.7cm" svg:y1="10cm" svg:x2="13.95cm" svg:y2="5.9cm" draw:start-shape="id1" draw:start-glue-point="4" draw:end-shape="id2" draw:end-glue-point="6" svg:d="M6700 10000v-2049h7250v-2051">
          <text:p/>
        </draw:connector>
        <draw:connector draw:style-name="gr2" draw:text-style-name="P2" draw:layer="layout" svg:x1="21.255cm" svg:y1="10cm" svg:x2="13.95cm" svg:y2="5.9cm" draw:start-shape="id3" draw:start-glue-point="4" draw:end-shape="id2" draw:end-glue-point="6" svg:d="M21255 10000v-2049h-7305v-2051">
          <text:p/>
        </draw:connector>
        <draw:connector draw:style-name="gr2" draw:text-style-name="P2" draw:layer="layout" svg:x1="21.201cm" svg:y1="15.5cm" svg:x2="21.255cm" svg:y2="12.3cm" draw:start-shape="id4" draw:start-glue-point="4" draw:end-shape="id3" svg:d="M21201 15500v-1599h54v-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0T14:23:37.62</meta:creation-date>
    <dc:date>2020-08-20T17:28:39.75</dc:date>
    <meta:editing-duration>PT34M30S</meta:editing-duration>
    <meta:editing-cycles>1</meta:editing-cycles>
    <meta:document-statistic meta:object-count="7"/>
    <meta:generator>OpenOffice/4.1.7$Win32 OpenOffice.org_project/417m1$Build-9800</meta:generator>
  </office:meta>
</office:document-meta>
</file>